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7.29pt"/>
    </style:style>
    <style:style style:name="ro1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45.52pt" svg:height="261.47pt" svg:x="942.38pt" svg:y="13.07pt">
            <loext:p draw:notify-on-update-of-ranges="Sheet1.A1:Sheet1.A10 Sheet1.B1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440.93pt" svg:x="344.98pt" svg:y="48.93pt">
            <loext:p draw:notify-on-update-of-ranges="Sheet1.A2:Sheet1.A7 Sheet1.B2:Sheet1.B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uby_sort:</text:p>
          </table:table-cell>
          <table:table-cell office:value-type="float" office:value="0.00082" calcext:value-type="float">
            <text:p>0.000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dk_insertion:</text:p>
          </table:table-cell>
          <table:table-cell office:value-type="float" office:value="0.01312" calcext:value-type="float">
            <text:p>0.013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cket:</text:p>
          </table:table-cell>
          <table:table-cell office:value-type="float" office:value="0.01336" calcext:value-type="float">
            <text:p>0.013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p:</text:p>
          </table:table-cell>
          <table:table-cell office:value-type="float" office:value="0.01369" calcext:value-type="float">
            <text:p>0.013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ck:</text:p>
          </table:table-cell>
          <table:table-cell office:value-type="float" office:value="0.01523" calcext:value-type="float">
            <text:p>0.015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dk_merge:</text:p>
          </table:table-cell>
          <table:table-cell office:value-type="float" office:value="0.04694" calcext:value-type="float">
            <text:p>0.046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ge:</text:p>
          </table:table-cell>
          <table:table-cell office:value-type="float" office:value="0.05701" calcext:value-type="float">
            <text:p>0.057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ertion:</text:p>
          </table:table-cell>
          <table:table-cell office:value-type="float" office:value="0.35597" calcext:value-type="float">
            <text:p>0.355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ection:</text:p>
          </table:table-cell>
          <table:table-cell office:value-type="float" office:value="0.93289" calcext:value-type="float">
            <text:p>0.932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bble:</text:p>
          </table:table-cell>
          <table:table-cell office:value-type="float" office:value="2.52253" calcext:value-type="float">
            <text:p>2.52253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3:45:31.926023686</meta:creation-date>
    <dc:date>2016-11-29T13:51:15.273520084</dc:date>
    <meta:editing-duration>PT5M44S</meta:editing-duration>
    <meta:editing-cycles>1</meta:editing-cycles>
    <meta:document-statistic meta:table-count="1" meta:cell-count="20" meta:object-count="2"/>
    <meta:generator>LibreOffice/5.1.2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718cm" svg:height="9.225cm" xlink:href=".." xlink:type="simple" chart:class="chart:bar" chart:style-name="ch1">
        <chart:legend chart:legend-position="end" svg:x="13.455cm" svg:y="4.313cm" style:legend-expansion="high" chart:style-name="ch2"/>
        <chart:plot-area chart:style-name="ch3" table:cell-range-address="Sheet1.A1:Sheet1.B10" chart:data-source-has-labels="column" svg:x="0.502cm" svg:y="0.846cm" svg:width="12.878cm" svg:height="8.801cm">
          <chartooo:coordinate-region svg:x="1.229cm" svg:y="1.045cm" svg:width="12.151cm" svg:height="6.631cm"/>
          <chart:axis chart:dimension="x" chart:name="primary-x" chart:style-name="ch4" chartooo:axis-type="auto">
            <chartooo:date-scale/>
            <chart:categories table:cell-range-address="Sheet1.A1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:Sheet1.B10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uby_sort:</text:p>
                <draw:g>
                  <svg:desc>Sheet1.A1:Sheet1.A10</svg:desc>
                </draw:g>
              </table:table-cell>
              <table:table-cell office:value-type="float" office:value="0.00082">
                <text:p>0.00082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jdk_insertion:</text:p>
              </table:table-cell>
              <table:table-cell office:value-type="float" office:value="0.01312">
                <text:p>0.01312</text:p>
              </table:table-cell>
            </table:table-row>
            <table:table-row>
              <table:table-cell office:value-type="string">
                <text:p>Bucket:</text:p>
              </table:table-cell>
              <table:table-cell office:value-type="float" office:value="0.01336">
                <text:p>0.01336</text:p>
              </table:table-cell>
            </table:table-row>
            <table:table-row>
              <table:table-cell office:value-type="string">
                <text:p>Heap:</text:p>
              </table:table-cell>
              <table:table-cell office:value-type="float" office:value="0.01369">
                <text:p>0.01369</text:p>
              </table:table-cell>
            </table:table-row>
            <table:table-row>
              <table:table-cell office:value-type="string">
                <text:p>Quick:</text:p>
              </table:table-cell>
              <table:table-cell office:value-type="float" office:value="0.01523">
                <text:p>0.01523</text:p>
              </table:table-cell>
            </table:table-row>
            <table:table-row>
              <table:table-cell office:value-type="string">
                <text:p>jdk_merge:</text:p>
              </table:table-cell>
              <table:table-cell office:value-type="float" office:value="0.04694">
                <text:p>0.04694</text:p>
              </table:table-cell>
            </table:table-row>
            <table:table-row>
              <table:table-cell office:value-type="string">
                <text:p>Merge:</text:p>
              </table:table-cell>
              <table:table-cell office:value-type="float" office:value="0.05701">
                <text:p>0.05701</text:p>
              </table:table-cell>
            </table:table-row>
            <table:table-row>
              <table:table-cell office:value-type="string">
                <text:p>Insertion:</text:p>
              </table:table-cell>
              <table:table-cell office:value-type="float" office:value="0.35597">
                <text:p>0.35597</text:p>
              </table:table-cell>
            </table:table-row>
            <table:table-row>
              <table:table-cell office:value-type="string">
                <text:p>Selection:</text:p>
              </table:table-cell>
              <table:table-cell office:value-type="float" office:value="0.93289">
                <text:p>0.93289</text:p>
              </table:table-cell>
            </table:table-row>
            <table:table-row>
              <table:table-cell office:value-type="string">
                <text:p>Bubble:</text:p>
              </table:table-cell>
              <table:table-cell office:value-type="float" office:value="2.52253">
                <text:p>2.522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5.556cm" xlink:href=".." xlink:type="simple" chart:class="chart:bar" chart:style-name="ch1">
        <chart:legend chart:legend-position="end" svg:x="13.737cm" svg:y="7.479cm" style:legend-expansion="high" chart:style-name="ch2"/>
        <chart:plot-area chart:style-name="ch3" table:cell-range-address="Sheet1.A2:Sheet1.B7" chart:data-source-has-labels="column" svg:x="0.676cm" svg:y="0.383cm" svg:width="13.095cm" svg:height="14.315cm">
          <chartooo:coordinate-region svg:x="1.588cm" svg:y="0.582cm" svg:width="12.183cm" svg:height="13.469cm"/>
          <chart:axis chart:dimension="x" chart:name="primary-x" chart:style-name="ch4" chartooo:axis-type="auto">
            <chartooo:date-scale/>
            <chart:categories table:cell-range-address="Sheet1.A2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jdk_insertion:</text:p>
                <draw:g>
                  <svg:desc>Sheet1.A2:Sheet1.A7</svg:desc>
                </draw:g>
              </table:table-cell>
              <table:table-cell office:value-type="float" office:value="0.01312">
                <text:p>0.01312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Bucket:</text:p>
              </table:table-cell>
              <table:table-cell office:value-type="float" office:value="0.01336">
                <text:p>0.01336</text:p>
              </table:table-cell>
            </table:table-row>
            <table:table-row>
              <table:table-cell office:value-type="string">
                <text:p>Heap:</text:p>
              </table:table-cell>
              <table:table-cell office:value-type="float" office:value="0.01369">
                <text:p>0.01369</text:p>
              </table:table-cell>
            </table:table-row>
            <table:table-row>
              <table:table-cell office:value-type="string">
                <text:p>Quick:</text:p>
              </table:table-cell>
              <table:table-cell office:value-type="float" office:value="0.01523">
                <text:p>0.01523</text:p>
              </table:table-cell>
            </table:table-row>
            <table:table-row>
              <table:table-cell office:value-type="string">
                <text:p>jdk_merge:</text:p>
              </table:table-cell>
              <table:table-cell office:value-type="float" office:value="0.04694">
                <text:p>0.04694</text:p>
              </table:table-cell>
            </table:table-row>
            <table:table-row>
              <table:table-cell office:value-type="string">
                <text:p>Merge:</text:p>
              </table:table-cell>
              <table:table-cell office:value-type="float" office:value="0.05701">
                <text:p>0.057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